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margin-top="0in" fo:margin-bottom="0.111in" loext:contextual-spacing="false"/>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normal" officeooo:paragraph-rsid="003c147c" style:font-size-asian="12pt" style:font-weight-asian="normal" style:font-size-complex="12pt" style:font-weight-complex="normal"/>
    </style:style>
    <style:style style:name="P5" style:family="paragraph" style:parent-style-name="Standard">
      <style:text-properties fo:font-size="12pt" fo:font-weight="normal" officeooo:rsid="00316737" officeooo:paragraph-rsid="003c147c" style:font-size-asian="12pt" style:font-weight-asian="normal" style:font-size-complex="12pt" style:font-weight-complex="normal"/>
    </style:style>
    <style:style style:name="P6" style:family="paragraph" style:parent-style-name="Standard">
      <style:text-properties fo:font-size="12pt" fo:font-weight="normal" officeooo:rsid="00798291" officeooo:paragraph-rsid="00798291" style:font-size-asian="12pt" style:font-weight-asian="normal" style:font-size-complex="12pt" style:font-weight-complex="normal"/>
    </style:style>
    <style:style style:name="P7" style:family="paragraph" style:parent-style-name="Standard">
      <style:text-properties fo:font-size="12pt" fo:font-weight="normal" officeooo:paragraph-rsid="005798b5" style:font-size-asian="12pt" style:font-weight-asian="normal" style:font-size-complex="12pt" style:font-weight-complex="normal"/>
    </style:style>
    <style:style style:name="P8" style:family="paragraph" style:parent-style-name="Standard">
      <style:paragraph-properties fo:margin-top="0in" fo:margin-bottom="0in" loext: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margin-top="0in" fo:margin-bottom="0in" loext:contextual-spacing="false" fo:line-height="10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paragraph-properties fo:margin-top="0in" fo:margin-bottom="0in" loext:contextual-spacing="false"/>
      <style:text-properties fo:font-size="12pt" fo:font-weight="bold" style:font-size-asian="12pt" style:font-weight-asian="bold" style:font-size-complex="12pt" style:font-weight-complex="bold"/>
    </style:style>
    <style:style style:name="P11" style:family="paragraph" style:parent-style-name="Standard">
      <style:paragraph-properties fo:margin-top="0in" fo:margin-bottom="0in" loext:contextual-spacing="false"/>
      <style:text-properties fo:font-size="12pt" style:font-size-asian="12pt" style:font-size-complex="12pt"/>
    </style:style>
    <style:style style:name="P12" style:family="paragraph" style:parent-style-name="Standard">
      <style:paragraph-properties fo:margin-top="0in" fo:margin-bottom="0in" loext:contextual-spacing="false"/>
      <style:text-properties fo:font-size="12pt" officeooo:paragraph-rsid="004f36f7" style:font-size-asian="12pt" style:font-size-complex="12pt"/>
    </style:style>
    <style:style style:name="P13" style:family="paragraph" style:parent-style-name="Standard">
      <style:paragraph-properties fo:margin-top="0in" fo:margin-bottom="0in" loext:contextual-spacing="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top="0in" fo:margin-bottom="0in" loext:contextual-spacing="false" fo:text-align="center"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top="0in" fo:margin-bottom="0in" loext:contextual-spacing="false"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top="0in" fo:margin-bottom="0in" loext:contextual-spacing="false">
        <style:tab-stops>
          <style:tab-stop style:position="1.3752in"/>
          <style:tab-stop style:position="2in"/>
        </style:tab-stops>
      </style:paragraph-properties>
    </style:style>
    <style:style style:name="P17" style:family="paragraph" style:parent-style-name="Standard">
      <style:paragraph-properties fo:margin-top="0in" fo:margin-bottom="0in" loext:contextual-spacing="false">
        <style:tab-stops>
          <style:tab-stop style:position="1.3126in"/>
        </style:tab-stops>
      </style:paragraph-properties>
    </style:style>
    <style:style style:name="P18" style:family="paragraph" style:parent-style-name="Standard">
      <style:paragraph-properties fo:margin-top="0in" fo:margin-bottom="0in" loext:contextual-spacing="false" fo:padding-left="0in" fo:padding-right="0in" fo:padding-top="0in" fo:padding-bottom="0.0138in" fo:border-left="none" fo:border-right="none" fo:border-top="none" fo:border-bottom="0.51pt solid #00000a"/>
      <style:text-properties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paragraph-properties fo:margin-top="0in" fo:margin-bottom="0in" loext:contextual-spacing="false" fo:padding-left="0in" fo:padding-right="0in" fo:padding-top="0in" fo:padding-bottom="0.0138in" fo:border-left="none" fo:border-right="none" fo:border-top="none" fo:border-bottom="0.51pt solid #00000a"/>
      <style:text-properties fo:font-size="12pt" fo:font-weight="bold" style:font-size-asian="12pt" style:font-weight-asian="bold" style:font-size-complex="12pt" style:font-weight-complex="bold"/>
    </style:style>
    <style:style style:name="P20" style:family="paragraph" style:parent-style-name="Standard">
      <style:paragraph-properties fo:margin-top="0in" fo:margin-bottom="0in" loext:contextual-spacing="false" fo:padding-left="0in" fo:padding-right="0in" fo:padding-top="0in" fo:padding-bottom="0.0138in" fo:border-left="none" fo:border-right="none" fo:border-top="none" fo:border-bottom="0.51pt solid #00000a"/>
      <style:text-properties fo:font-size="12pt" fo:font-weight="normal" style:font-size-asian="12pt" style:font-weight-asian="normal" style:font-size-complex="12pt" style:font-weight-complex="normal"/>
    </style:style>
    <style:style style:name="P21" style:family="paragraph" style:parent-style-name="Standard">
      <style:paragraph-properties fo:margin-top="0in" fo:margin-bottom="0in" loext:contextual-spacing="false" fo:line-height="100%" fo:padding-left="0in" fo:padding-right="0in" fo:padding-top="0in" fo:padding-bottom="0.0138in" fo:border-left="none" fo:border-right="none" fo:border-top="none" fo:border-bottom="0.51pt solid #00000a"/>
      <style:text-properties fo:font-size="12pt" fo:font-weight="normal" style:font-size-asian="12pt" style:font-weight-asian="normal" style:font-size-complex="12pt" style:font-weight-complex="normal"/>
    </style:style>
    <style:style style:name="P22" style:family="paragraph" style:parent-style-name="List_20_Paragraph">
      <style:paragraph-properties fo:margin-top="0in" fo:margin-bottom="0in" loext:contextual-spacing="false" fo:line-height="100%"/>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padding-left="0in" fo:padding-right="0in" fo:padding-top="0in" fo:padding-bottom="0.0138in" fo:border-left="none" fo:border-right="none" fo:border-top="none" fo:border-bottom="0.51pt solid #00000a"/>
      <style:text-properties fo:font-size="12pt" fo:font-weight="normal" style:font-size-asian="12pt" style:font-weight-asian="normal" style:font-size-complex="12pt" style:font-weight-complex="normal"/>
    </style:style>
    <style:style style:name="P24" style:family="paragraph" style:parent-style-name="Standard">
      <style:paragraph-properties fo:padding-left="0in" fo:padding-right="0in" fo:padding-top="0in" fo:padding-bottom="0.0138in" fo:border-left="none" fo:border-right="none" fo:border-top="none" fo:border-bottom="0.51pt solid #00000a">
        <style:tab-stops>
          <style:tab-stop style:position="0.6563in"/>
          <style:tab-stop style:position="0.9374in"/>
          <style:tab-stop style:position="1in"/>
          <style:tab-stop style:position="2in"/>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padding-left="0in" fo:padding-right="0in" fo:padding-top="0in" fo:padding-bottom="0.0138in" fo:border-left="none" fo:border-right="none" fo:border-top="none" fo:border-bottom="0.51pt solid #00000a">
        <style:tab-stops>
          <style:tab-stop style:position="0.6563in"/>
        </style:tab-stops>
      </style:paragraph-properties>
      <style:text-properties fo:font-size="12pt" fo:font-weight="normal" style:font-size-asian="12pt" style:font-weight-asian="normal" style:font-size-complex="12pt" style:font-weight-complex="normal"/>
    </style:style>
    <style:style style:name="P26" style:family="paragraph" style:parent-style-name="List_20_Paragraph">
      <style:paragraph-properties fo:margin-left="0.5in" fo:margin-right="0in" fo:margin-top="0in" fo:margin-bottom="0in" loext:contextual-spacing="false" fo:line-height="100%" fo:text-indent="0in" style:auto-text-indent="false"/>
      <style:text-properties fo:font-size="12pt" fo:font-weight="normal" style:font-size-asian="12pt" style:font-weight-asian="normal" style:font-size-complex="12pt" style:font-weight-complex="normal"/>
    </style:style>
    <style:style style:name="P27" style:family="paragraph" style:parent-style-name="List_20_Paragraph" style:master-page-name="">
      <loext:graphic-properties draw:fill="none"/>
      <style:paragraph-properties fo:margin-left="0.5in" fo:margin-right="-0.3118in" fo:margin-top="0in" fo:margin-bottom="0in" loext:contextual-spacing="false" fo:line-height="100%" fo:text-align="start" style:justify-single-word="false" fo:orphans="2" fo:widows="2" fo:text-indent="0in" style:auto-text-indent="false" style:page-number="auto" fo:background-color="transparent" style:writing-mode="lr-tb"/>
      <style:text-properties style:text-underline-style="solid" style:text-underline-width="auto" style:text-underline-color="font-color" fo:font-weight="bold" style:font-weight-asian="bold" style:font-weight-complex="bold"/>
    </style:style>
    <style:style style:name="P28" style:family="paragraph" style:parent-style-name="List_20_Paragraph">
      <style:paragraph-properties fo:margin-left="0in" fo:margin-right="0in" fo:margin-top="0in" fo:margin-bottom="0in" loext:contextual-spacing="false" fo:line-height="100%" fo:text-indent="0in"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List_20_Paragraph">
      <style:paragraph-properties fo:margin-left="0in" fo:margin-right="0in" fo:margin-top="0in" fo:margin-bottom="0in" loext:contextual-spacing="false" fo:line-height="100%" fo:text-indent="0in" style:auto-text-indent="false"/>
      <style:text-properties fo:font-size="12pt" fo:font-weight="normal" officeooo:paragraph-rsid="007d6ecb" style:font-size-asian="12pt" style:font-weight-asian="normal" style:font-size-complex="12pt" style:font-weight-complex="normal"/>
    </style:style>
    <style:style style:name="P30" style:family="paragraph" style:parent-style-name="List_20_Paragraph">
      <style:paragraph-properties fo:margin-left="0in" fo:margin-right="0in" fo:margin-top="0in" fo:margin-bottom="0in" loext:contextual-spacing="false" fo:line-height="100%" fo:text-indent="0in" style:auto-text-indent="false"/>
    </style:style>
    <style:style style:name="P31" style:family="paragraph" style:parent-style-name="Standard" style:master-page-name="Standard">
      <style:paragraph-properties fo:margin-top="0in" fo:margin-bottom="0in" loext:contextual-spacing="false" fo:text-align="center" style:justify-single-word="false" style:page-number="auto"/>
      <style:text-properties fo:font-size="12pt" fo:font-weight="normal" style:font-size-asian="12pt" style:font-weight-asian="normal" style:font-size-complex="12pt" style:font-weight-complex="normal"/>
    </style:style>
    <style:style style:name="P32" style:family="paragraph" style:parent-style-name="Standard">
      <style:paragraph-properties fo:margin-top="0in" fo:margin-bottom="0in" loext:contextual-spacing="false"/>
      <style:text-properties fo:font-size="12pt" officeooo:rsid="00857142" officeooo:paragraph-rsid="00857142" style:font-size-asian="12pt" style:font-size-complex="12pt"/>
    </style:style>
    <style:style style:name="P33" style:family="paragraph" style:parent-style-name="Standard">
      <style:text-properties fo:font-size="12pt" fo:font-weight="normal" officeooo:rsid="003cfbcb" officeooo:paragraph-rsid="00798291" style:font-size-asian="12pt" style:font-weight-asian="normal" style:font-size-complex="12pt" style:font-weight-complex="normal"/>
    </style:style>
    <style:style style:name="P34" style:family="paragraph" style:parent-style-name="List_20_Paragraph" style:list-style-name="WWNum3">
      <style:paragraph-properties>
        <style:tab-stops>
          <style:tab-stop style:position="0.6563in"/>
        </style:tab-stops>
      </style:paragraph-properties>
      <style:text-properties fo:font-size="12pt" style:font-size-asian="12pt" style:font-size-complex="12pt"/>
    </style:style>
    <style:style style:name="P35" style:family="paragraph" style:parent-style-name="List_20_Paragraph" style:list-style-name="WWNum4">
      <style:paragraph-properties>
        <style:tab-stops>
          <style:tab-stop style:position="0.6563in"/>
        </style:tab-stops>
      </style:paragraph-properties>
      <style:text-properties fo:font-size="12pt" style:font-size-asian="12pt" style:font-size-complex="12pt"/>
    </style:style>
    <style:style style:name="P36" style:family="paragraph" style:parent-style-name="List_20_Paragraph" style:list-style-name="WWNum3">
      <style:paragraph-properties>
        <style:tab-stops>
          <style:tab-stop style:position="0.6563in"/>
        </style:tab-stops>
      </style:paragraph-properties>
      <style:text-properties fo:font-size="12pt" officeooo:rsid="006c02b5" officeooo:paragraph-rsid="006c02b5" style:font-size-asian="12pt" style:font-size-complex="12pt"/>
    </style:style>
    <style:style style:name="P37" style:family="paragraph" style:parent-style-name="List_20_Paragraph" style:list-style-name="WWNum3">
      <style:paragraph-properties>
        <style:tab-stops>
          <style:tab-stop style:position="0.6563in"/>
        </style:tab-stops>
      </style:paragraph-properties>
      <style:text-properties fo:font-size="12pt" officeooo:rsid="0086a635" officeooo:paragraph-rsid="0086a635" style:font-size-asian="12pt" style:font-size-complex="12pt"/>
    </style:style>
    <style:style style:name="P38" style:family="paragraph" style:parent-style-name="List_20_Paragraph" style:list-style-name="WWNum1">
      <style:paragraph-properties fo:margin-top="0in" fo:margin-bottom="0in" loext:contextual-spacing="false"/>
      <style:text-properties fo:font-size="12pt" officeooo:rsid="008370a8" officeooo:paragraph-rsid="008370a8" style:font-size-asian="12pt" style:font-size-complex="12pt"/>
    </style:style>
    <style:style style:name="P39" style:family="paragraph" style:parent-style-name="List_20_Paragraph" style:list-style-name="WWNum1">
      <style:paragraph-properties fo:margin-top="0in" fo:margin-bottom="0in" loext:contextual-spacing="false"/>
      <style:text-properties fo:font-size="12pt" style:font-size-asian="12pt" style:font-size-complex="12pt"/>
    </style:style>
    <style:style style:name="P40" style:family="paragraph" style:parent-style-name="List_20_Paragraph" style:list-style-name="WWNum1">
      <style:paragraph-properties fo:margin-top="0in" fo:margin-bottom="0in" loext:contextual-spacing="false"/>
      <style:text-properties fo:font-size="12pt" officeooo:paragraph-rsid="00371207" style:font-size-asian="12pt" style:font-size-complex="12pt"/>
    </style:style>
    <style:style style:name="P41" style:family="paragraph" style:parent-style-name="List_20_Paragraph" style:list-style-name="WWNum1">
      <style:paragraph-properties fo:margin-top="0in" fo:margin-bottom="0in" loext:contextual-spacing="false"/>
      <style:text-properties fo:font-size="12pt" officeooo:rsid="0063906f" officeooo:paragraph-rsid="0063906f" style:font-size-asian="12pt" style:font-size-complex="12pt"/>
    </style:style>
    <style:style style:name="P42" style:family="paragraph" style:parent-style-name="List_20_Paragraph" style:list-style-name="WWNum1">
      <style:paragraph-properties fo:margin-top="0in" fo:margin-bottom="0in" loext:contextual-spacing="false"/>
      <style:text-properties fo:font-size="12pt" officeooo:rsid="0051e813" officeooo:paragraph-rsid="0051e813" style:font-size-asian="12pt" style:font-size-complex="12pt"/>
    </style:style>
    <style:style style:name="P43" style:family="paragraph" style:parent-style-name="List_20_Paragraph" style:list-style-name="WWNum1">
      <style:paragraph-properties fo:margin-top="0in" fo:margin-bottom="0in" loext:contextual-spacing="false"/>
      <style:text-properties fo:font-size="12pt" officeooo:rsid="0052e2e1" officeooo:paragraph-rsid="0054aaf3" style:font-size-asian="12pt" style:font-size-complex="12pt"/>
    </style:style>
    <style:style style:name="P44" style:family="paragraph" style:parent-style-name="List_20_Paragraph" style:list-style-name="WWNum1">
      <style:paragraph-properties fo:margin-top="0in" fo:margin-bottom="0in" loext:contextual-spacing="false"/>
      <style:text-properties fo:font-size="12pt" officeooo:rsid="0052e2e1" officeooo:paragraph-rsid="005640f9" style:font-size-asian="12pt" style:font-size-complex="12pt"/>
    </style:style>
    <style:style style:name="P45" style:family="paragraph" style:parent-style-name="List_20_Paragraph" style:list-style-name="WWNum1">
      <style:paragraph-properties fo:margin-top="0in" fo:margin-bottom="0in" loext:contextual-spacing="false"/>
      <style:text-properties fo:font-size="12pt" officeooo:rsid="0052e2e1" officeooo:paragraph-rsid="0052e2e1" style:font-size-asian="12pt" style:font-size-complex="12pt"/>
    </style:style>
    <style:style style:name="P46" style:family="paragraph" style:parent-style-name="List_20_Paragraph" style:list-style-name="WWNum1">
      <style:paragraph-properties fo:margin-top="0in" fo:margin-bottom="0in" loext:contextual-spacing="false"/>
      <style:text-properties fo:font-size="12pt" officeooo:rsid="0054aaf3" officeooo:paragraph-rsid="005640f9" style:font-size-asian="12pt" style:font-size-complex="12pt"/>
    </style:style>
    <style:style style:name="P47" style:family="paragraph" style:parent-style-name="List_20_Paragraph" style:list-style-name="WWNum2">
      <style:paragraph-properties fo:margin-top="0in" fo:margin-bottom="0in" loext:contextual-spacing="false" fo:line-height="100%"/>
      <style:text-properties fo:font-size="12pt" officeooo:rsid="0054aaf3" officeooo:paragraph-rsid="0054aaf3" style:font-size-asian="12pt" style:font-size-complex="12pt"/>
    </style:style>
    <style:style style:name="P48" style:family="paragraph" style:parent-style-name="List_20_Paragraph" style:list-style-name="WWNum2">
      <style:paragraph-properties fo:margin-top="0in" fo:margin-bottom="0in" loext:contextual-spacing="false" fo:line-height="100%"/>
      <style:text-properties fo:font-size="12pt" style:font-size-asian="12pt" style:font-size-complex="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07029" style:font-size-asian="12pt" style:font-weight-asian="normal" style:font-size-complex="12pt" style:font-weight-complex="normal"/>
    </style:style>
    <style:style style:name="T3" style:family="text">
      <style:text-properties fo:font-size="12pt" fo:font-weight="normal" officeooo:rsid="00300737"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style:text-underline-style="none" fo:font-weight="normal" style:font-size-asian="12pt" style:font-weight-asian="normal" style:font-size-complex="12pt" style:font-weight-complex="normal"/>
    </style:style>
    <style:style style:name="T7" style:family="text">
      <style:text-properties fo:font-size="12pt" style:text-underline-style="none" fo:font-weight="normal" officeooo:rsid="00316737" style:font-size-asian="12pt" style:font-weight-asian="normal" style:font-size-complex="12pt" style:font-weight-complex="normal"/>
    </style:style>
    <style:style style:name="T8" style:family="text">
      <style:text-properties fo:font-size="12pt" style:text-underline-style="none" fo:font-weight="normal" officeooo:rsid="005ab341" style:font-size-asian="12pt" style:font-weight-asian="normal" style:font-size-complex="12pt" style:font-weight-complex="normal"/>
    </style:style>
    <style:style style:name="T9" style:family="text">
      <style:text-properties style:text-position="super 58%" fo:font-size="12pt" fo:font-weight="normal" style:font-size-asian="12pt" style:font-weight-asian="normal" style:font-size-complex="12pt" style:font-weight-complex="normal"/>
    </style:style>
    <style:style style:name="T10" style:family="text">
      <style:text-properties style:text-position="super 58%" officeooo:rsid="005f56d8"/>
    </style:style>
    <style:style style:name="T11" style:family="text">
      <style:text-properties officeooo:rsid="0021bb57"/>
    </style:style>
    <style:style style:name="T12" style:family="text">
      <style:text-properties officeooo:rsid="0023637e"/>
    </style:style>
    <style:style style:name="T13" style:family="text">
      <style:text-properties officeooo:rsid="00274195"/>
    </style:style>
    <style:style style:name="T14" style:family="text">
      <style:text-properties officeooo:rsid="00387342"/>
    </style:style>
    <style:style style:name="T15" style:family="text">
      <style:text-properties officeooo:rsid="003ab4fa"/>
    </style:style>
    <style:style style:name="T16" style:family="text">
      <style:text-properties officeooo:rsid="00415fe8"/>
    </style:style>
    <style:style style:name="T17" style:family="text">
      <style:text-properties officeooo:rsid="00439ad1"/>
    </style:style>
    <style:style style:name="T18" style:family="text">
      <style:text-properties officeooo:rsid="0045af5d"/>
    </style:style>
    <style:style style:name="T19" style:family="text">
      <style:text-properties officeooo:rsid="004944fb"/>
    </style:style>
    <style:style style:name="T20" style:family="text">
      <style:text-properties officeooo:rsid="004abd7d"/>
    </style:style>
    <style:style style:name="T21" style:family="text">
      <style:text-properties officeooo:rsid="003cfbcb"/>
    </style:style>
    <style:style style:name="T22" style:family="text">
      <style:text-properties officeooo:rsid="0051e813"/>
    </style:style>
    <style:style style:name="T23" style:family="text">
      <style:text-properties officeooo:rsid="005640f9"/>
    </style:style>
    <style:style style:name="T24" style:family="text">
      <style:text-properties officeooo:rsid="0058c975"/>
    </style:style>
    <style:style style:name="T25" style:family="text">
      <style:text-properties officeooo:rsid="00591a09"/>
    </style:style>
    <style:style style:name="T26" style:family="text">
      <style:text-properties officeooo:rsid="006435c8"/>
    </style:style>
    <style:style style:name="T27" style:family="text">
      <style:text-properties officeooo:rsid="0071331d"/>
    </style:style>
    <style:style style:name="T28" style:family="text">
      <style:text-properties officeooo:rsid="007378d1"/>
    </style:style>
    <style:style style:name="T29" style:family="text">
      <style:text-properties officeooo:rsid="0077a6d1"/>
    </style:style>
    <style:style style:name="T30" style:family="text">
      <style:text-properties fo:color="#2a6099" fo:font-weight="bold" style:font-weight-asian="bold" style:font-weight-complex="bold"/>
    </style:style>
    <style:style style:name="T31" style:family="text">
      <style:text-properties officeooo:rsid="007f2e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OMAMBIA MOGAKA DAUGLOUS</text:p>
      <text:p text:style-name="P14">P. O. BOX 2654-40200</text:p>
      <text:p text:style-name="P14">KISII, KENYA</text:p>
      <text:p text:style-name="P15">PHONE +254708067459</text:p>
      <text:p text:style-name="P15">Email: <text:span text:style-name="T20">omambiadauglous@gmail.com</text:span></text:p>
      <text:p text:style-name="P20">PERSONAL DETAILS</text:p>
      <text:p text:style-name="P8"/>
      <text:p text:style-name="P16"><text:span text:style-name="T1">DATE OF BIRTH <text:s text:c="3"/>: <text:s text:c="2"/>2</text:span><text:span text:style-name="T2">5</text:span><text:span text:style-name="T9">TH </text:span><text:span text:style-name="T1">JU</text:span><text:span text:style-name="T3">LY</text:span><text:span text:style-name="T1"> <text:s/>199</text:span><text:span text:style-name="T2">5</text:span></text:p>
      <text:p text:style-name="P13">MARITAL STATUS : <text:s text:c="2"/>SINGLE</text:p>
      <text:p text:style-name="P13">GENDER <text:s text:c="14"/>: <text:s/>MALE</text:p>
      <text:p text:style-name="P17"><text:span text:style-name="T1">NATIONALITY <text:s/></text:span><text:span text:style-name="T4"><text:s text:c="5"/>: <text:s/></text:span><text:span text:style-name="T5">KENYAN</text:span></text:p>
      <text:p text:style-name="P10"/>
      <text:p text:style-name="P20">OBJECTIVE</text:p>
      <text:p text:style-name="P11"/>
      <text:p text:style-name="P11">To use my learnt skills to full capacity in my working environment and facilitate both growth and achievement of company goals and objectives as well as my personal growth and my programming skills too. </text:p>
      <text:p text:style-name="P10"/>
      <text:p text:style-name="P20">KEY COMPETENCIES</text:p>
      <text:list xml:id="list2667822206" text:style-name="WWNum1">
        <text:list-item>
          <text:p text:style-name="P38">Good teacher, I have trained myself many programming languages (such as Python and Elixir), and many of colleagues.</text:p>
        </text:list-item>
        <text:list-item>
          <text:p text:style-name="P39">Good interpersonal and communication skill, commitment, result-oriented, zeal to learn new technologies and undertake challenging tasks.</text:p>
        </text:list-item>
        <text:list-item>
          <text:p text:style-name="P39">Creativity and innovation.</text:p>
        </text:list-item>
        <text:list-item>
          <text:p text:style-name="P41">Am Self-motivated Software Developer who has development many system. Many of which I have used different languages which I thought myself and used.</text:p>
        </text:list-item>
        <text:list-item>
          <text:p text:style-name="P39">Ability to interact with diverse group of people.</text:p>
        </text:list-item>
        <text:list-item>
          <text:p text:style-name="P42">I a good collaborator in software development for the production of the best product.</text:p>
        </text:list-item>
      </text:list>
      <text:p text:style-name="P18"/>
      <text:p text:style-name="P19"/>
      <text:p text:style-name="P20">PROFESSIONAL SUMMARY</text:p>
      <text:list xml:id="list63018728082000" text:continue-numbering="true" text:style-name="WWNum1">
        <text:list-item>
          <text:p text:style-name="P39">2 years of experience in software development Python, C++, and <text:s/>Unix/Linux</text:p>
        </text:list-item>
        <text:list-item>
          <text:p text:style-name="P40">Having Knowledge in development of web based applications using PHP and HTML5, <text:span text:style-name="T13">Flask and </text:span>Django</text:p>
        </text:list-item>
        <text:list-item>
          <text:p text:style-name="P40"><text:span text:style-name="T22">3 months working with Elixir and Phoenix framework</text:span> </text:p>
        </text:list-item>
        <text:list-item>
          <text:p text:style-name="P39"><text:span text:style-name="T14">3</text:span> year experience in using <text:span text:style-name="T19">Version</text:span> Control System(git <text:span text:style-name="T19">and github/bitbucket</text:span>)</text:p>
        </text:list-item>
        <text:list-item>
          <text:p text:style-name="P39">Have an <text:s/>experience in working with artificial Intelligence with python</text:p>
        </text:list-item>
        <text:list-item>
          <text:p text:style-name="P42">Back-End Development using python, Elixir and phoenix and php too.</text:p>
        </text:list-item>
        <text:list-item>
          <text:p text:style-name="P42">Full stack-developer but not such proficient using css and scss preprocessor and vanilla JavaScript</text:p>
        </text:list-item>
        <text:list-item>
          <text:p text:style-name="P43">Test Driven Development in Both Python and Elixir programming Languages</text:p>
        </text:list-item>
        <text:list-item>
          <text:p text:style-name="P46">Database Administration using SQL</text:p>
        </text:list-item>
        <text:list-item>
          <text:p text:style-name="P44"><text:soft-page-break/><text:span text:style-name="T23">Proficient in Using Linux Operating System(3 years).</text:span> </text:p>
          <text:p text:style-name="P45"/>
        </text:list-item>
      </text:list>
      <text:p text:style-name="P9">DUTIES &amp; RESPONSIBILITIES</text:p>
      <text:list xml:id="list1226366986" text:style-name="WWNum2">
        <text:list-item>
          <text:p text:style-name="P48">Managing the existing programs in the company </text:p>
        </text:list-item>
        <text:list-item>
          <text:p text:style-name="P48">Responding to our client’s software worries and advising them on the procedural in case of the program failure.</text:p>
        </text:list-item>
        <text:list-item>
          <text:p text:style-name="P47">Solve Existing problems in the company</text:p>
        </text:list-item>
      </text:list>
      <text:p text:style-name="P22"/>
      <text:p text:style-name="P22"/>
      <text:p text:style-name="P27"/>
      <text:p text:style-name="P22"/>
      <text:p text:style-name="P28">TECHNICAL SKILLS</text:p>
      <text:p text:style-name="P30"><text:span text:style-name="T6">Languages: Java, </text:span><text:span text:style-name="T7">C</text:span><text:span text:style-name="T6">++, Python, </text:span><text:span text:style-name="T7">PHP and <text:s/>Elixir, </text:span><text:span text:style-name="T8">and Javascript.</text:span></text:p>
      <text:p text:style-name="P29">Operating system: <text:span text:style-name="T25">(</text:span>Linux/Unix <text:span text:style-name="T25">and Some Windows) <text:s/></text:span><text:s/></text:p>
      <text:p text:style-name="P29"><text:span text:style-name="T15">Elixir and Phoenix, </text:span>Scripting Languages: Bash Scripting, <text:span text:style-name="T24">W</text:span>eb languages: <text:s/><text:span text:style-name="T24">(</text:span>HTML5,CSS3, JavaScript<text:span text:style-name="T31">(Vanilla)</text:span>, &amp; PHP , Database Programming(SQL ) and MySQL <text:span text:style-name="T24">) and </text:span><text:s/><text:span text:style-name="T12">Data Structures and Algorithm</text:span></text:p>
      <text:p text:style-name="P26"/>
      <text:p text:style-name="P21">WORK EXPERIENCE</text:p>
      <text:p text:style-name="P4">Kenya Industrial Research Institute (KIRDI) <text:s/>for 3 months during my Industrial Attachment. </text:p>
      <text:p text:style-name="P5">Currently developing <text:s/>for Cubic <text:span text:style-name="T18">Sides D</text:span>igital as their full stack developer part time</text:p>
      <text:p text:style-name="P7"><text:span text:style-name="T21">Developed Some sites: </text:span><text:a xlink:type="simple" xlink:href="https://supkem.org/" text:style-name="Internet_20_link" text:visited-style-name="Visited_20_Internet_20_Link"><text:span text:style-name="T21">https://supkem.org</text:span></text:a><text:span text:style-name="T21">(Using Object Oreinted Programming), </text:span><text:a xlink:type="simple" xlink:href="https://africapromise.net/" text:style-name="Internet_20_link" text:visited-style-name="Visited_20_Internet_20_Link"><text:span text:style-name="T21">https://africapromise.net</text:span></text:a><text:span text:style-name="T21">(Just a display using CSS and HTML only), </text:span><text:a xlink:type="simple" xlink:href="http://fathiyafaoundation.co.ke/" text:style-name="Internet_20_link" text:visited-style-name="Visited_20_Internet_20_Link"><text:span text:style-name="T21">http://fathiyafaoundation.co.ke</text:span></text:a><text:span text:style-name="T21">(Using CSS, HTML and JavaScript), <text:s/>and many others running locally on my machine.</text:span></text:p>
      <text:p text:style-name="P33">Currently developing an ERP for GS1 under a subcontract(Cubic Sides Digital) Using Python Django,. In this company also developed a system Elixir and Phoenix.</text:p>
      <text:p text:style-name="P6">Contributes also to Open Source in Python and Elixir. Github account Username: <text:span text:style-name="T30">omambiadauglous</text:span></text:p>
      <text:p text:style-name="P21"><text:bookmark text:name="__DdeLink__112_4168505638"/>EDUCATION BACKGROUND</text:p>
      <text:p text:style-name="P3">JUNE 2014- <text:span text:style-name="T11">AUGUST</text:span> 201<text:span text:style-name="T11">8</text:span>: <text:s/>MULTIMEDIA UNIVERSITY OF KENYA <text:s/><text:span text:style-name="T26">Degree BSc. Software Engineering – Second Class Honors (Upper Division)</text:span></text:p>
      <text:p text:style-name="P3">2010- 2013:<text:tab/><text:tab/> <text:s text:c="3"/>NYAKOIBA <text:s/>SECONDARY SCHOOL</text:p>
      <text:p text:style-name="Standard"><text:span text:style-name="T1">2002-2009: <text:tab/></text:span><text:span text:style-name="T5"><text:tab/> <text:s text:c="3"/>NCHORO PRIMARY SCHOOL </text:span></text:p>
      <text:p text:style-name="P2"/>
      <text:p text:style-name="P2"/>
      <text:p text:style-name="P2"/>
      <text:p text:style-name="P2"/>
      <text:p text:style-name="P2"/>
      <text:p text:style-name="P2"><text:bookmark text:name="__DdeLink__112_41685056381"/><text:soft-page-break/></text:p>
      <text:p text:style-name="P23">INTERESTS</text:p>
      <text:list xml:id="list3926057249" text:style-name="WWNum3">
        <text:list-item>
          <text:p text:style-name="P34">Coding and Designing.</text:p>
        </text:list-item>
        <text:list-item>
          <text:p text:style-name="P37">Reading Novels</text:p>
        </text:list-item>
        <text:list-item>
          <text:p text:style-name="P34">Playing rugby.</text:p>
        </text:list-item>
        <text:list-item>
          <text:p text:style-name="P36">Writing Programming blogs and person journals</text:p>
          <text:p text:style-name="P34"/>
        </text:list-item>
      </text:list>
      <text:p text:style-name="P25">LANGUAGE</text:p>
      <text:list xml:id="list1701394181" text:style-name="WWNum4">
        <text:list-item>
          <text:p text:style-name="P35">English</text:p>
        </text:list-item>
        <text:list-item>
          <text:p text:style-name="P35">Swahili</text:p>
        </text:list-item>
        <text:list-item>
          <text:p text:style-name="P35">Gusii</text:p>
        </text:list-item>
      </text:list>
      <text:p text:style-name="P24"/>
      <text:p text:style-name="P24"/>
      <text:p text:style-name="P24">REFEREES</text:p>
      <text:p text:style-name="P11"/>
      <text:p text:style-name="P12">Mr. Ndegwa </text:p>
      <text:p text:style-name="P12"><text:span text:style-name="T17">CIT </text:span>Department, <text:span text:style-name="T16">Multimedia University.</text:span></text:p>
      <text:p text:style-name="P12">P. O. Box</text:p>
      <text:p text:style-name="P12">Nairobi- Kenya</text:p>
      <text:p text:style-name="P12">Mobile: +254722807641 </text:p>
      <text:p text:style-name="P11"/>
      <text:p text:style-name="P11"/>
      <text:p text:style-name="P11">Mr. Omoke Ongaro</text:p>
      <text:p text:style-name="P11">JKIA</text:p>
      <text:p text:style-name="P11">P. O. Box 7690,</text:p>
      <text:p text:style-name="P11">Nairobi, Kenya.</text:p>
      <text:p text:style-name="P11">Mobile: +254 721330001</text:p>
      <text:p text:style-name="P11"/>
      <text:p text:style-name="P32">Mr. Joseph Otieno</text:p>
      <text:p text:style-name="P32">Cubic Sides Digital(csdigital.co.ke)</text:p>
      <text:p text:style-name="P32">Nairrobi – Kenya</text:p>
      <text:p text:style-name="P32">Mobile: +254705530574</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0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ooter" style:family="paragraph" style:parent-style-name="Standard" style:default-outline-level="" style:class="extra"/>
    <style:style style:name="Header" style:family="paragraph" style:parent-style-name="Standard" style:default-outline-level="" style:class="extra"/>
    <style:style style:name="Default_20_Paragraph_20_Font" style:display-name="Default Paragraph Font" style:family="text"/>
    <style:style style:name="ListLabel_20_1" style:display-name="ListLabel 1" style:family="text">
      <style:text-properties fo:font-weight="bold" style:font-weight-asian="bold"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weight="bold" style:font-weight-asian="bold"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fo:font-size="12pt" fo:font-weight="bold" style:font-size-asian="12pt" style:font-weight-asian="bold"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fo:font-size="12pt" fo:font-weight="bold" style:font-size-asian="12pt" style:font-weight-asian="bold"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fo:font-size="12pt" style:font-size-asian="12pt"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fo:font-size="12pt" style:font-size-asian="12pt"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fo:font-size="12pt" fo:font-weight="bold" style:font-size-asian="12pt" style:font-weight-asian="bold"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fo:font-size="12pt" fo:font-weight="bold" style:font-size-asian="12pt" style:font-weight-asian="bold"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fo:font-size="12pt" style:font-size-asian="12pt"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fo:font-size="12pt" style:font-size-asian="12pt"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fo:font-size="12pt" fo:font-weight="bold" style:font-size-asian="12pt" style:font-weight-asian="bold"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fo:font-size="12pt" fo:font-weight="bold" style:font-size-asian="12pt" style:font-weight-asian="bold" style:font-name-complex="Symbol1"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fo:font-size="12pt" style:font-size-asian="12pt" style:font-name-complex="Symbol1" style:font-family-complex="Symbol"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fo:font-size="12pt" style:font-size-asian="12pt"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111in" loext:contextual-spacing="false"/>
    </style:style>
    <style:page-layout style:name="Mpm1">
      <style:page-layout-properties fo:page-width="8.5in" fo:page-height="11in" style:num-format="1" style:print-orientation="portrait" fo:margin-top="1in" fo:margin-bottom="1in" fo:margin-left="0.4374in" fo:margin-right="0.6252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744in" fo:margin-left="0in" fo:margin-right="0in" fo:margin-top="0.3346in" style:dynamic-spacing="true"/>
      </style:footer-style>
    </style:page-layout>
  </office:automatic-styles>
  <office:master-styles>
    <style:master-page style:name="Standard" style:page-layout-name="Mpm1">
      <style:footer>
        <text:p text:style-name="MP1"><text:tab/><text:tab/><text:tab/><text:tab/><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18:54:00</meta:creation-date>
    <meta:initial-creator>user</meta:initial-creator>
    <dc:language>en-US</dc:language>
    <dc:date>2019-03-22T06:30:17.214109415</dc:date>
    <meta:editing-cycles>171</meta:editing-cycles>
    <meta:editing-duration>PT4H7M7S</meta:editing-duration>
    <meta:generator>LibreOffice/6.1.5.2$Linux_X86_64 LibreOffice_project/10$Build-2</meta:generator>
    <meta:document-statistic meta:table-count="0" meta:image-count="0" meta:object-count="0" meta:page-count="3" meta:paragraph-count="75" meta:word-count="532" meta:character-count="3627" meta:non-whitespace-character-count="3125"/>
    <meta:user-defined meta:name="AppVersion">12.0000</meta:user-defined>
    <meta:user-defined meta:name="Company">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 xlink:href=""/>
  </office:meta>
</office:document-meta>
</file>